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3"/>
    <style:style style:name="P3" style:family="paragraph" style:parent-style-name="List_20_Paragraph" style:list-style-name="WWNum4"/>
    <style:style style:name="P4" style:family="paragraph" style:parent-style-name="List_20_Paragraph" style:list-style-name="WWNum6"/>
    <style:style style:name="P5" style:family="paragraph" style:parent-style-name="List_20_Paragraph" style:list-style-name="WWNum7"/>
    <style:style style:name="P6" style:family="paragraph" style:parent-style-name="List_20_Paragraph" style:list-style-name="WWNum8"/>
    <style:style style:name="P7" style:family="paragraph" style:parent-style-name="List_20_Paragraph">
      <style:paragraph-properties fo:text-align="justify" style:justify-single-word="false"/>
    </style:style>
    <style:style style:name="P8" style:family="paragraph" style:parent-style-name="Heading_20_1" style:master-page-name="Standard">
      <style:paragraph-properties fo:text-align="center" style:justify-single-word="false" style:page-number="auto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left="0.25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CRIC GWAS Analysis Plan</text:h>
      <text:p text:style-name="P9">June 21<text:bookmark text:name="_GoBack"/>, 2013</text:p>
      <text:p text:style-name="P9"/>
      <text:h text:style-name="Heading_20_2" text:outline-level="2">Data</text:h>
      <text:p text:style-name="Standard">Genotype Files: (/project/cricsnp/greg.files)</text:p>
      <text:list xml:id="list2154469550" text:style-name="WWNum2">
        <text:list-item>
          <text:p text:style-name="P1">CRIC.GWAS.Black.bed, CRIC.GWAS.Black.bim, CRIC.GWAS.Black.fam</text:p>
        </text:list-item>
        <text:list-item>
          <text:p text:style-name="P1">CRIC.GWAS.White.bed, CRIC.GWAS.White.bim, CRIC.GWAS.White.fam</text:p>
        </text:list-item>
      </text:list>
      <text:p text:style-name="Standard">Phenotype Files (/project/cricsnp/greg.files/nehal_CXCL12)</text:p>
      <text:list xml:id="list1658151845" text:style-name="WWNum3">
        <text:list-item>
          <text:p text:style-name="P2">Rev2_ms168_mr_dataset_12jun12.txt</text:p>
        </text:list-item>
      </text:list>
      <text:p text:style-name="Standard"/>
      <text:h text:style-name="Heading_20_2" text:outline-level="2">Pre-Processing</text:h>
      <text:p text:style-name="Standard">Data Filtering</text:p>
      <text:list xml:id="list1206543239" text:continue-numbering="true" text:style-name="WWNum3">
        <text:list-item>
          <text:p text:style-name="P2">SNP-level Filtering</text:p>
        </text:list-item>
      </text:list>
      <text:p text:style-name="List_20_Paragraph">SNPs removed if:</text:p>
      <text:list xml:id="list872968858" text:style-name="WWNum4">
        <text:list-item>
          <text:p text:style-name="P3">Call Rate &lt;90%</text:p>
        </text:list-item>
        <text:list-item>
          <text:p text:style-name="P3">Minor Allele Frequency (MAF) &lt;1%</text:p>
        </text:list-item>
        <text:list-item>
          <text:p text:style-name="P3">Hardy-Weinberg Equilibrium (HWE) p-value &lt;0.0001</text:p>
        </text:list-item>
      </text:list>
      <text:list xml:id="list1848227808" text:continue-list="list1206543239" text:style-name="WWNum3">
        <text:list-item>
          <text:p text:style-name="P2">Observation Filtering</text:p>
        </text:list-item>
      </text:list>
      <text:p text:style-name="List_20_Paragraph">Observations removed if:</text:p>
      <text:list xml:id="list1883108799" text:style-name="WWNum6">
        <text:list-item>
          <text:p text:style-name="P4">Missing &gt;10% of SNPs</text:p>
        </text:list-item>
        <text:list-item>
          <text:p text:style-name="P4">Inbreeding coefficient |F|&gt;0.2 (Greg will check this)</text:p>
        </text:list-item>
        <text:list-item>
          <text:p text:style-name="P4">Individuals are related based on IBS distance (Greg will check this)</text:p>
        </text:list-item>
      </text:list>
      <text:p text:style-name="Standard"/>
      <text:p text:style-name="Standard">Principal Components</text:p>
      <text:list xml:id="list1977903757" text:continue-list="list1848227808" text:style-name="WWNum3">
        <text:list-item>
          <text:p text:style-name="P2">Principal Component (PC) analysis is preformed on the genotype data and the first ten PCs are retained as predictors in the modeling to account for population substructure. <text:s/></text:p>
        </text:list-item>
        <text:list-item>
          <text:p text:style-name="P2">PC are based on the genotype data after filtering has taken place. <text:s/></text:p>
        </text:list-item>
      </text:list>
      <text:p text:style-name="Standard"/>
      <text:p text:style-name="Standard"/>
      <text:p text:style-name="Standard">Phenotype Data Prep</text:p>
      <text:list xml:id="list2153276016" text:style-name="WWNum7">
        <text:list-item>
          <text:p text:style-name="P5">The distribution of the outcome variables will be examined for normality and an appropriate transformation will be performed if necessary. <text:s/></text:p>
        </text:list-item>
        <text:list-item>
          <text:p text:style-name="P5">Any other transformations to the outcome variable (e.g. binary version, ranking and residuals) will be performed and added to the phenotype file. </text:p>
        </text:list-item>
        <text:list-item>
          <text:p text:style-name="P5">Derived covariates such as age^2. age*sex, and age^2*sex will be added to the phenotype file for possible use in the modeling stage. <text:s/></text:p>
        </text:list-item>
      </text:list>
      <text:p text:style-name="Standard"/>
      <text:h text:style-name="Heading_20_2" text:outline-level="2">Analysis</text:h>
      <text:p text:style-name="Standard">Modeling</text:p>
      <text:list xml:id="list925778730" text:style-name="WWNum8">
        <text:list-item>
          <text:p text:style-name="P6">All modeling will be performed separately for each race. <text:s/></text:p>
        </text:list-item>
        <text:list-item>
          <text:p text:style-name="P6"><text:soft-page-break/>A first round of modeling will be performed without the addition of any genotype data to assess whether quadratic/interaction terms are needed in the models. <text:s text:c="2"/>Model assumptions will also be checked in this step.</text:p>
        </text:list-item>
        <text:list-item>
          <text:p text:style-name="P6">After a suitable model is determined, each SNP will be added to the model one at a time and the p-value for each SNP recorded. <text:s/></text:p>
        </text:list-item>
        <text:list-item>
          <text:p text:style-name="P6">Significance will be determined by using a Bonferroni correction to account for multiple testing. <text:s/></text:p>
        </text:list-item>
      </text:list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fo:keep-together="always" fo:keep-with-next="always"/>
      <style:text-properties fo:color="#345a8a" style:font-name="Calibri" fo:font-size="16pt" fo:font-weight="bold" style:font-size-asian="16pt" style:font-weight-asian="bold" style:font-name-complex="F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45a8a" style:font-name="Calibri" fo:font-size="16pt" fo:font-weight="bold" style:font-size-asian="16pt" style:font-weight-asian="bold" style:font-name-complex="F" style:font-size-complex="16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regory  Matthews</meta:initial-creator>
    <dc:creator>Gregory Matthews</dc:creator>
    <meta:editing-cycles>7</meta:editing-cycles>
    <meta:creation-date>2013-06-21T14:28:00</meta:creation-date>
    <dc:date>2013-11-01T11:17:42</dc:date>
    <meta:editing-duration>PT14M51S</meta:editing-duration>
    <meta:generator>OpenOffice.org/3.3$Unix OpenOffice.org_project/330m20$Build-9567</meta:generator>
    <meta:document-statistic meta:table-count="0" meta:image-count="0" meta:object-count="0" meta:page-count="2" meta:paragraph-count="33" meta:word-count="281" meta:character-count="1881"/>
    <meta:user-defined meta:name="AppVersion">14.0000</meta:user-defined>
    <meta:user-defined meta:name="Company">University of Massachusett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